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" svg:font-family="'JetBrains Mono'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1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8ee6e1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5" officeooo:rsid="00a34483" officeooo:paragraph-rsid="00a34483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a87480"/>
    </style:style>
    <style:style style:name="P6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1" style:font-size-complex="14pt"/>
    </style:style>
    <style:style style:name="P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4pt" fo:language="ru" fo:country="RU" officeooo:paragraph-rsid="008ee6e1" style:font-size-asian="14pt" style:language-asian="ru" style:country-asian="RU" style:font-name-complex="Times New Roman6" style:font-size-complex="12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4pt" fo:language="ru" fo:country="RU" officeooo:paragraph-rsid="008ee6e1" style:font-size-asian="14pt" style:language-asian="ru" style:country-asian="RU" style:font-name-complex="Times New Roman6" style:font-size-complex="14pt" style:language-complex="ar" style:country-complex="SA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ff0000" style:text-line-through-style="none" style:text-line-through-type="none" style:font-name="Times New Roman" fo:font-size="14pt" fo:font-style="italic" style:text-underline-style="none" fo:font-weight="normal" style:text-blinking="false" fo:background-color="transparent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officeooo:paragraph-rsid="003e412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1" style:font-size-complex="14pt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17a2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fo:font-size="14pt" officeooo:rsid="00a6af00" officeooo:paragraph-rsid="00a6af00" style:font-size-complex="14pt"/>
    </style:style>
    <style:style style:name="P24" style:family="paragraph" style:parent-style-name="Standard">
      <style:text-properties fo:color="#ff0000" style:font-name="Times New Roman1" fo:font-size="14pt" fo:language="ru" fo:country="RU" style:font-size-asian="14pt" style:language-asian="ru" style:country-asian="RU" style:font-name-complex="Times New Roman6" style:font-size-complex="12pt" style:language-complex="ar" style:country-complex="SA"/>
    </style:style>
    <style:style style:name="P25" style:family="paragraph" style:parent-style-name="Standard">
      <style:paragraph-properties fo:text-align="start" style:justify-single-word="false"/>
      <style:text-properties fo:font-weight="bold" officeooo:rsid="00829b51" officeooo:paragraph-rsid="008394cc" style:font-weight-asian="bold" style:font-weight-complex="bold"/>
    </style:style>
    <style:style style:name="P26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7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3f3f8e" officeooo:paragraph-rsid="008d5066" style:font-size-asian="14pt" style:font-size-complex="14pt"/>
    </style:style>
    <style:style style:name="P29" style:family="paragraph" style:parent-style-name="Text_20_body">
      <style:paragraph-properties fo:text-align="start" style:justify-single-word="false"/>
    </style:style>
    <style:style style:name="P30" style:family="paragraph" style:parent-style-name="Text_20_body">
      <style:paragraph-properties fo:text-align="start" style:justify-single-word="false"/>
      <style:text-properties officeooo:paragraph-rsid="008d5066"/>
    </style:style>
    <style:style style:name="P31" style:family="paragraph" style:parent-style-name="Text_20_body">
      <style:text-properties officeooo:paragraph-rsid="008ee6e1"/>
    </style:style>
    <style:style style:name="P32" style:family="paragraph" style:parent-style-name="Text_20_body">
      <style:text-properties style:font-name="Times New Roman1" fo:font-size="14pt" officeooo:rsid="008a1dcd" officeooo:paragraph-rsid="008a1dcd"/>
    </style:style>
    <style:style style:name="P33" style:family="paragraph" style:parent-style-name="Text_20_body">
      <style:text-properties officeooo:paragraph-rsid="0093ac1c"/>
    </style:style>
    <style:style style:name="P34" style:family="paragraph" style:parent-style-name="Text_20_body">
      <style:text-properties fo:color="#008080" style:font-name="JetBrains Mono1" fo:font-size="14pt" fo:font-style="normal" fo:font-weight="normal" officeooo:rsid="0093ac1c" officeooo:paragraph-rsid="0093ac1c" style:font-size-asian="14pt" style:font-style-asian="normal" style:font-weight-asian="normal" style:font-size-complex="14pt"/>
    </style:style>
    <style:style style:name="P35" style:family="paragraph" style:parent-style-name="Text_20_body">
      <style:text-properties style:font-name="Times New Roman5" officeooo:rsid="0093ac1c" officeooo:paragraph-rsid="00a87480"/>
    </style:style>
    <style:style style:name="P3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7" style:family="paragraph" style:parent-style-name="Heading_20_1">
      <style:text-properties officeooo:paragraph-rsid="003724e9"/>
    </style:style>
    <style:style style:name="P38" style:family="paragraph" style:parent-style-name="Heading_20_2">
      <style:text-properties officeooo:rsid="003f3f8e" officeooo:paragraph-rsid="003e4124"/>
    </style:style>
    <style:style style:name="P39" style:family="paragraph" style:parent-style-name="Heading_20_2">
      <style:paragraph-properties fo:break-before="page"/>
      <style:text-properties officeooo:paragraph-rsid="003e4124"/>
    </style:style>
    <style:style style:name="P4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T1" style:family="text">
      <style:text-properties fo:text-transform="uppercase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1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1" fo:font-size="14pt" fo:language="ru" fo:country="RU" fo:font-weight="bold" officeooo:rsid="007cbdf0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1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1" fo:font-size="14pt" fo:language="ru" fo:country="RU" officeooo:rsid="008ee6e1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1" fo:font-size="14pt" fo:language="ru" fo:country="RU" officeooo:rsid="008f7233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style:font-name="Times New Roman1" fo:font-size="14pt" fo:language="ru" fo:country="RU" fo:font-weight="normal" officeooo:rsid="0013326f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0" style:family="text">
      <style:text-properties style:font-name="Times New Roman1" fo:font-size="14pt" fo:language="ru" fo:country="RU" fo:font-weight="normal" officeooo:rsid="008ee6e1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1" style:family="text">
      <style:text-properties style:font-name="Times New Roman1" fo:font-size="14pt" fo:language="ru" fo:country="RU" fo:font-weight="normal" officeooo:rsid="0025a4f4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2" style:family="text">
      <style:text-properties style:font-name="Times New Roman1" fo:font-size="14pt" fo:language="ru" fo:country="RU" fo:font-weight="normal" officeooo:rsid="00aa0b3b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3" style:family="text">
      <style:text-properties style:font-name="Times New Roman1" fo:font-size="14pt" fo:language="ru" fo:country="RU" fo:font-style="italic" officeooo:rsid="0099ee30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14" style:family="text">
      <style:text-properties style:font-name="Times New Roman1" fo:font-size="14pt" fo:language="ru" fo:country="RU" fo:font-style="italic" officeooo:rsid="00aa0b3b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15" style:family="text">
      <style:text-properties style:font-name="Times New Roman1" fo:font-size="14pt" fo:language="ru" fo:country="RU" fo:font-style="italic" fo:font-weight="normal" officeooo:rsid="00aa0b3b" style:font-size-asian="14pt" style:language-asian="ru" style:country-asian="RU" style:font-style-asian="italic" style:font-weight-asian="normal" style:font-name-complex="Times New Roman6" style:font-size-complex="14pt" style:language-complex="ar" style:country-complex="SA" style:font-style-complex="italic" style:font-weight-complex="normal"/>
    </style:style>
    <style:style style:name="T16" style:family="text">
      <style:text-properties style:font-name="Times New Roman1" fo:font-size="14pt" fo:language="ru" fo:country="RU" fo:font-style="normal" officeooo:rsid="0099ee3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17" style:family="text">
      <style:text-properties style:font-name="Times New Roman1" fo:font-size="14pt" officeooo:rsid="00998e06"/>
    </style:style>
    <style:style style:name="T18" style:family="text">
      <style:text-properties style:font-name="Times New Roman1" style:font-size-complex="14pt"/>
    </style:style>
    <style:style style:name="T19" style:family="text">
      <style:text-properties fo:color="#000000"/>
    </style:style>
    <style:style style:name="T20" style:family="text">
      <style:text-properties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1" style:family="text">
      <style:text-properties fo:color="#000000" style:font-name="Times New Roman1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2" style:family="text">
      <style:text-properties fo:color="#000000" style:font-name="Times New Roman1" fo:font-size="14pt" fo:language="ru" fo:country="RU" fo:font-weight="bold" officeooo:rsid="00886ee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3" style:family="text">
      <style:text-properties fo:color="#000000" style:font-name="Times New Roman1" fo:font-size="14pt" officeooo:rsid="003c17a2" style:font-size-complex="14pt"/>
    </style:style>
    <style:style style:name="T24" style:family="text">
      <style:text-properties fo:color="#000000" style:font-name="Times New Roman1" fo:font-size="14pt" officeooo:rsid="007e0a86" style:font-size-complex="14pt"/>
    </style:style>
    <style:style style:name="T25" style:family="text">
      <style:text-properties fo:color="#000000" style:font-name="Times New Roman1" fo:font-size="14pt" officeooo:rsid="00886ee6" style:font-size-complex="14pt"/>
    </style:style>
    <style:style style:name="T26" style:family="text">
      <style:text-properties fo:color="#000000" style:font-name="Times New Roman1" style:font-size-complex="14pt"/>
    </style:style>
    <style:style style:name="T27" style:family="text">
      <style:text-properties fo:color="#000000" style:font-name="Times New Roman1" officeooo:rsid="003c17a2" style:font-size-complex="14pt"/>
    </style:style>
    <style:style style:name="T28" style:family="text">
      <style:text-properties fo:color="#000000" style:font-name="Times New Roman1" officeooo:rsid="00886ee6" style:font-size-complex="14pt"/>
    </style:style>
    <style:style style:name="T29" style:family="text">
      <style:text-properties fo:color="#000000" style:font-name="JetBrains Mono1" fo:font-size="14pt" fo:font-style="normal" fo:font-weight="normal" style:font-size-asian="14pt" style:font-style-asian="normal" style:font-weight-asian="normal" style:font-size-complex="14pt"/>
    </style:style>
    <style:style style:name="T30" style:family="text">
      <style:text-properties fo:color="#000000" style:font-name="JetBrains Mono1" fo:font-size="14pt" fo:font-style="normal" fo:font-weight="normal" officeooo:rsid="008ee6e1" style:font-size-asian="14pt" style:font-style-asian="normal" style:font-weight-asian="normal" style:font-size-complex="14pt"/>
    </style:style>
    <style:style style:name="T31" style:family="text">
      <style:text-properties fo:color="#000000" style:font-name="JetBrains Mono1" fo:font-size="14pt" fo:font-style="normal" fo:font-weight="normal" officeooo:rsid="0093ac1c" style:font-size-asian="14pt" style:font-style-asian="normal" style:font-weight-asian="normal" style:font-size-complex="14pt"/>
    </style:style>
    <style:style style:name="T32" style:family="text">
      <style:text-properties fo:color="#000000" style:font-name="JetBrains Mono1" fo:font-size="14pt" fo:font-style="normal" fo:font-weight="normal" officeooo:rsid="00998e06" style:font-size-asian="14pt" style:font-style-asian="normal" style:font-weight-asian="normal" style:font-size-complex="14pt"/>
    </style:style>
    <style:style style:name="T33" style:family="text">
      <style:text-properties fo:color="#000000" style:font-name="Times New Roman" fo:font-size="14pt" fo:font-style="normal" fo:font-weight="normal" officeooo:rsid="008ee6e1" style:font-size-asian="14pt" style:font-style-asian="normal" style:font-weight-asian="normal" style:font-size-complex="14pt"/>
    </style:style>
    <style:style style:name="T34" style:family="text">
      <style:text-properties fo:color="#000000" style:font-name="Times New Roman" fo:font-size="14pt" fo:font-style="normal" fo:font-weight="normal" officeooo:rsid="00979b00" style:font-size-asian="14pt" style:font-style-asian="normal" style:font-weight-asian="normal" style:font-size-complex="14pt"/>
    </style:style>
    <style:style style:name="T35" style:family="text">
      <style:text-properties fo:color="#000000" style:font-name="Times New Roman5"/>
    </style:style>
    <style:style style:name="T36" style:family="text">
      <style:text-properties fo:color="#000000" style:font-name="Times New Roman5" fo:font-size="14pt" fo:font-style="normal" fo:font-weight="normal" officeooo:rsid="0093ac1c" style:font-size-asian="14pt" style:font-style-asian="normal" style:font-weight-asian="normal" style:font-size-complex="14pt"/>
    </style:style>
    <style:style style:name="T37" style:family="text">
      <style:text-properties fo:color="#000000" style:font-name="Times New Roman5" fo:font-size="14pt" fo:font-style="normal" fo:font-weight="normal" officeooo:rsid="00a6af00" style:font-size-asian="14pt" style:font-style-asian="normal" style:font-weight-asian="normal" style:font-size-complex="14pt"/>
    </style:style>
    <style:style style:name="T38" style:family="text">
      <style:text-properties fo:color="#000000" fo:font-size="14pt" fo:font-style="normal" fo:font-weight="normal" style:font-size-asian="14pt" style:font-style-asian="normal" style:font-weight-asian="normal" style:font-size-complex="14pt"/>
    </style:style>
    <style:style style:name="T39" style:family="text">
      <style:text-properties fo:color="#000000" fo:font-size="14pt" fo:font-style="normal" fo:font-weight="normal" officeooo:rsid="00998e06" style:font-size-asian="14pt" style:font-style-asian="normal" style:font-weight-asian="normal" style:font-size-complex="14pt"/>
    </style:style>
    <style:style style:name="T40" style:family="text">
      <style:text-properties fo:font-variant="normal" fo:text-transform="none" style:font-name="Times New Roman1" fo:font-size="14pt" fo:language="ru" fo:country="RU" officeooo:rsid="00422f95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41" style:family="text">
      <style:text-properties fo:font-variant="normal" fo:text-transform="none" fo:color="#ff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42" style:family="text">
      <style:text-properties fo:font-variant="normal" fo:text-transform="none" fo:color="#05323b" style:text-line-through-style="none" style:text-line-through-type="none" style:font-name="Times New Roman" fo:font-size="14pt" fo:letter-spacing="normal" fo:language="ru" fo:country="RU" fo:font-style="normal" style:text-underline-style="none" fo:font-weight="bold" officeooo:rsid="003c17a2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zxx" fo:country="none" fo:font-style="normal" style:text-underline-style="none" fo:font-weight="bold" officeooo:rsid="007cbdf0" style:text-blinking="false" fo:background-color="transparent" loext:char-shading-value="0" style:font-size-asian="14pt" style:language-asian="zxx" style:country-asian="none" style:font-weight-asian="bold" style:font-name-complex="Times New Roman6" style:font-size-complex="14pt" style:language-complex="zxx" style:country-complex="none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f3f8e" style:text-blinking="false" fo:background-color="#ffffff" loext:char-shading-value="0" style:font-size-asian="14pt" style:font-size-complex="14pt"/>
    </style:style>
    <style:style style:name="T45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8a40e2" style:font-size-asian="14pt" style:font-size-complex="14pt"/>
    </style:style>
    <style:style style:name="T46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3f3f8e" style:font-size-asian="14pt" style:font-size-complex="14pt"/>
    </style:style>
    <style:style style:name="T47" style:family="text">
      <style:text-properties fo:font-variant="normal" fo:text-transform="non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8" style:family="text">
      <style:text-properties fo:font-variant="normal" fo:text-transform="none"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9" style:family="text">
      <style:text-properties officeooo:rsid="0013326f"/>
    </style:style>
    <style:style style:name="T50" style:family="text">
      <style:text-properties officeooo:rsid="003c17a2"/>
    </style:style>
    <style:style style:name="T51" style:family="text">
      <style:text-properties style:font-name="Times New Roman" fo:font-size="14pt" style:font-size-asian="14pt" style:font-size-complex="14pt"/>
    </style:style>
    <style:style style:name="T52" style:family="text">
      <style:text-properties officeooo:rsid="007e0a86"/>
    </style:style>
    <style:style style:name="T53" style:family="text">
      <style:text-properties officeooo:rsid="00810527"/>
    </style:style>
    <style:style style:name="T54" style:family="text">
      <style:text-properties fo:color="#2a6099" style:font-name="JetBrains Mono1" fo:font-size="14pt" fo:font-style="normal" fo:font-weight="normal" style:font-size-asian="14pt" style:font-style-asian="normal" style:font-weight-asian="normal" style:font-size-complex="14pt"/>
    </style:style>
    <style:style style:name="T55" style:family="text">
      <style:text-properties fo:color="#080808" style:font-name="JetBrains Mono1" fo:font-size="14pt" fo:font-style="normal" fo:font-weight="normal" officeooo:rsid="008ee6e1" style:font-size-asian="14pt" style:font-style-asian="normal" style:font-weight-asian="normal" style:font-size-complex="14pt"/>
    </style:style>
    <style:style style:name="T56" style:family="text">
      <style:text-properties fo:color="#080808" fo:font-size="14pt" fo:font-style="normal" fo:font-weight="normal" style:font-size-asian="14pt" style:font-style-asian="normal" style:font-weight-asian="normal" style:font-size-complex="14pt"/>
    </style:style>
    <style:style style:name="T57" style:family="text">
      <style:text-properties fo:color="#080808" fo:font-size="14pt" fo:font-style="normal" fo:font-weight="normal" officeooo:rsid="008ee6e1" style:font-size-asian="14pt" style:font-style-asian="normal" style:font-weight-asian="normal" style:font-size-complex="14pt"/>
    </style:style>
    <style:style style:name="T58" style:family="text">
      <style:text-properties fo:color="#00627a" style:font-name="JetBrains Mono1" fo:font-size="14pt" fo:font-style="normal" fo:font-weight="normal" style:font-size-asian="14pt" style:font-style-asian="normal" style:font-weight-asian="normal" style:font-size-complex="14pt"/>
    </style:style>
    <style:style style:name="T59" style:family="text">
      <style:text-properties style:text-line-through-style="none" style:text-line-through-type="none" style:font-name="Times New Roman" style:text-underline-style="none" style:text-blinking="false" fo:background-color="transparent" loext:char-shading-value="0"/>
    </style:style>
    <style:style style:name="T60" style:family="text">
      <style:text-properties style:font-size-complex="14pt"/>
    </style:style>
    <style:style style:name="T61" style:family="text">
      <style:text-properties officeooo:rsid="0013326f" style:font-size-complex="14pt"/>
    </style:style>
    <style:style style:name="T62" style:family="text">
      <style:text-properties officeooo:rsid="008ee6e1" style:font-size-complex="14pt"/>
    </style:style>
    <style:style style:name="T63" style:family="text">
      <style:text-properties fo:color="#008080" style:font-name="JetBrains Mono1" fo:font-size="14pt" fo:font-style="normal" fo:font-weight="normal" style:font-size-asian="14pt" style:font-style-asian="normal" style:font-weight-asian="normal" style:font-size-complex="14pt"/>
    </style:style>
    <style:style style:name="T64" style:family="text">
      <style:text-properties fo:color="#008080" style:font-name="JetBrains Mono1" fo:font-size="14pt" fo:font-style="normal" fo:font-weight="normal" officeooo:rsid="008ee6e1" style:font-size-asian="14pt" style:font-style-asian="normal" style:font-weight-asian="normal" style:font-size-complex="14pt"/>
    </style:style>
    <style:style style:name="T65" style:family="text">
      <style:text-properties fo:color="#008080" style:font-name="JetBrains Mono1" fo:font-size="14pt" fo:font-style="normal" fo:font-weight="normal" officeooo:rsid="0093ac1c" style:font-size-asian="14pt" style:font-style-asian="normal" style:font-weight-asian="normal" style:font-size-complex="14pt"/>
    </style:style>
    <style:style style:name="T66" style:family="text">
      <style:text-properties fo:color="#008080" style:font-name="JetBrains Mono1" fo:font-size="14pt" fo:font-style="normal" fo:font-weight="normal" officeooo:rsid="00998e06" style:font-size-asian="14pt" style:font-style-asian="normal" style:font-weight-asian="normal" style:font-size-complex="14pt"/>
    </style:style>
    <style:style style:name="T67" style:family="text">
      <style:text-properties fo:color="#008080" style:font-name="JetBrains Mono1" fo:font-size="14pt" fo:font-style="normal" fo:font-weight="normal" officeooo:rsid="00a87480" style:font-size-asian="14pt" style:font-style-asian="normal" style:font-weight-asian="normal" style:font-size-complex="14pt"/>
    </style:style>
    <style:style style:name="T68" style:family="text">
      <style:text-properties fo:color="#008080" style:font-name="JetBrains Mono" fo:font-size="14pt" fo:font-style="normal" fo:font-weight="normal" officeooo:rsid="00a6af00" fo:background-color="transparent" loext:char-shading-value="0" style:font-size-asian="14pt" style:font-style-asian="normal" style:font-weight-asian="normal" style:font-size-complex="14pt"/>
    </style:style>
    <style:style style:name="T69" style:family="text">
      <style:text-properties fo:color="#008080" style:font-name="JetBrains Mono" fo:font-size="14pt" fo:font-style="normal" fo:font-weight="normal" style:font-size-asian="14pt" style:font-style-asian="normal" style:font-weight-asian="normal" style:font-size-complex="14pt"/>
    </style:style>
    <style:style style:name="T70" style:family="text">
      <style:text-properties fo:color="#008080" style:font-name="JetBrains Mono" fo:font-size="14pt" fo:font-style="normal" fo:font-weight="normal" officeooo:rsid="00932713" style:font-size-asian="14pt" style:font-style-asian="normal" style:font-weight-asian="normal" style:font-size-complex="14pt"/>
    </style:style>
    <style:style style:name="T71" style:family="text">
      <style:text-properties fo:color="#008080" style:font-name="JetBrains Mono" fo:font-size="14pt" fo:font-style="normal" fo:font-weight="normal" officeooo:rsid="00a87480" style:font-size-asian="14pt" style:font-style-asian="normal" style:font-weight-asian="normal" style:font-size-complex="14pt"/>
    </style:style>
    <style:style style:name="T72" style:family="text">
      <style:text-properties fo:color="#008080" style:font-name="JetBrains Mono" fo:font-size="14pt" fo:font-style="normal" fo:font-weight="normal" officeooo:rsid="00979b00" style:font-size-asian="14pt" style:font-style-asian="normal" style:font-weight-asian="normal" style:font-size-complex="14pt"/>
    </style:style>
    <style:style style:name="T73" style:family="text">
      <style:text-properties fo:color="#008080" style:font-name="JetBrains Mono" officeooo:rsid="00a87480"/>
    </style:style>
    <style:style style:name="T74" style:family="text">
      <style:text-properties officeooo:rsid="008ee6e1"/>
    </style:style>
    <style:style style:name="T75" style:family="text">
      <style:text-properties officeooo:rsid="0093ac1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ОБРНАУКИ РОССИИ</text:p>
      <text:p text:style-name="P13">Санкт-Петербургский государственный</text:p>
      <text:p text:style-name="P13">электротехнический университет</text:p>
      <text:p text:style-name="P13">«ЛЭТИ» им. В.И. Ульянова (Ленина)</text:p>
      <text:p text:style-name="P14">Кафедра МО ЭВМ</text:p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2"><text:span text:style-name="Book_20_Title"><text:span text:style-name="T1">отчет</text:span></text:span></text:p>
      <text:p text:style-name="P19"><text:span text:style-name="T2">по лабораторной работ</text:span><text:span text:style-name="T3">е № </text:span><text:span text:style-name="T4">1</text:span></text:p>
      <text:p text:style-name="P21"><text:span text:style-name="T2">по дисциплине </text:span><text:span text:style-name="T20">«</text:span><text:span text:style-name="T22">Объектно-ориентированное программирование</text:span><text:span text:style-name="T21">»</text:span></text:p>
      <text:p text:style-name="P19"><text:span text:style-name="Book_20_Title"><text:span text:style-name="T47">Тема</text:span></text:span><text:span text:style-name="Book_20_Title"><text:span text:style-name="T48">: </text:span></text:span><text:bookmark text:name="docs-internal-guid-ea74ab6f-7fff-10cd-ec2e-9cdcd39f7fa6"/><text:span text:style-name="Book_20_Title"><text:span text:style-name="T43">Создание классов, конструкторов и методов классов</text:span></text:span></text:p>
      <text:p text:style-name="P2"><text:span text:style-name="Book_20_Title"><text:span text:style-name="T42"><text:line-break/></text:span></text:span></text:p>
      <text:p text:style-name="P2"><text:span text:style-name="Book_20_Title"><text:span text:style-name="T40"><text:line-break/></text:span></text:span></text:p>
      <text:p text:style-name="P2"><text:span text:style-name="Book_20_Title"><text:span text:style-name="T41"><text:line-break/></text:span></text:span></text:p>
      <text:p text:style-name="P15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<text:span text:style-name="T18">Студент гр. </text:span><text:span text:style-name="T27">0303</text:span>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23">Денежный А.А.</text:p>
          </table:table-cell>
        </table:table-row>
        <table:table-row table:style-name="Таблица1.1">
          <table:table-cell table:style-name="Таблица1.A1" office:value-type="string">
            <text:p text:style-name="P18">Преподаватель</text:p>
          </table:table-cell>
          <table:table-cell table:style-name="Таблица1.B2" office:value-type="string">
            <text:p text:style-name="P6"/>
          </table:table-cell>
          <table:table-cell table:style-name="Таблица1.A1" office:value-type="string">
            <text:p text:style-name="P20"><text:span text:style-name="T25">Жангиров</text:span><text:span text:style-name="T23"> </text:span><text:span text:style-name="T24">Т</text:span><text:span text:style-name="T26">.</text:span><text:span text:style-name="T28">Р</text:span><text:span text:style-name="T27">.</text:span></text:p>
          </table:table-cell>
        </table:table-row>
      </table:table>
      <text:p text:style-name="P16"/>
      <text:p text:style-name="P17"/>
      <text:p text:style-name="P17">Санкт-Петербург 20<text:span text:style-name="T50">2</text:span><text:span text:style-name="T52">1</text:span></text:p>
      <text:h text:style-name="P39" text:outline-level="2">Цель работы.</text:h>
      <text:p text:style-name="P32">Реализовать заданные классы, для главного класса (поля) реализовать конструкторы копирования, перемещения и соответствующие операторы присвоения.</text:p>
      <text:h text:style-name="Heading_20_2" text:outline-level="2">З<text:span text:style-name="T51">адание.</text:span></text:h>
      <text:p text:style-name="P26"><text:bookmark text:name="docs-internal-guid-60379eea-7fff-f5c4-aa17-c14f0217b3a5"/><text:span text:style-name="Source_20_Text"><text:span text:style-name="T59">Игровое поле представляет из себя прямоугольную плоскость разбитую на клетки. На поле на клетках в дальнейшем будут располагаться игрок, враги, элементы взаимодействия. Клетка может быть проходимой или непроходимой, в случае непроходимой клетки, на ней ничего не может располагаться. На поле должны быть две особые клетки: вход и выход. В дальнейшем игрок будет появляться на клетке входа, а затем выполнив определенный набор задач дойти до выхода.</text:span></text:span></text:p>
      <text:p text:style-name="P10"><text:tab/>При реализации класса поля запрещено использовать контейнеры из stl</text:p>
      <text:p text:style-name="P11"><text:tab/>Требования:</text:p>
      <text:list xml:id="list3823429354" text:style-name="L1">
        <text:list-item>
          <text:p text:style-name="P40">Реализовать класс поля, который хранит набор клеток в виде двумерного массива.</text:p>
        </text:list-item>
        <text:list-item>
          <text:p text:style-name="P40">Реализовать класс клетки, которая хранит информацию о ее состоянии, а также того, что на ней находится.</text:p>
        </text:list-item>
        <text:list-item>
          <text:p text:style-name="P40">Создать интерфейс элемента клетки.</text:p>
        </text:list-item>
        <text:list-item>
          <text:p text:style-name="P40">Обеспечить появление клеток входа и выхода на поле. Данные клетки не должны быть появляться рядом.</text:p>
        </text:list-item>
        <text:list-item>
          <text:p text:style-name="P40">Для класса поля реализовать конструкторы копирования и перемещения, а также соответствующие операторы.</text:p>
        </text:list-item>
        <text:list-item>
          <text:p text:style-name="P40">Гарантировать отсутствие утечки памяти.</text:p>
        </text:list-item>
      </text:list>
      <text:p text:style-name="P27"/>
      <text:p text:style-name="P24"/>
      <text:h text:style-name="Heading_20_2" text:outline-level="2"/>
      <text:p text:style-name="Text_20_body"/>
      <text:h text:style-name="Heading_20_2" text:outline-level="2"><text:soft-page-break/>Основные теоретические положения.</text:h>
      <text:p text:style-name="P29"><text:span text:style-name="T46">Класс — в объектно-ориентированном программировании, представляет собой шаблон для создания </text:span><text:a xlink:type="simple" xlink:href="https://ru.wikipedia.org/wiki/Объект_(программирование)" text:style-name="Internet_20_link" text:visited-style-name="Visited_20_Internet_20_Link"><text:span text:style-name="T44">объектов</text:span></text:a><text:span text:style-name="T46">, обеспечивающий начальные значения состояний: инициализация </text:span><text:span text:style-name="T45">полей</text:span><text:span text:style-name="T44"> </text:span><text:span text:style-name="T46">и реализация поведения функций или методов. Класс является ключевым понятием в ООП.</text:span></text:p>
      <text:p text:style-name="P30"><text:span text:style-name="T45">К</text:span><text:span text:style-name="T46">онструктор класса — специальный блок инструкций, вызываемый при создании объекта.</text:span></text:p>
      <text:p text:style-name="P28"/>
      <text:h text:style-name="P38" text:outline-level="2">Выполнение работы.</text:h>
      <text:p text:style-name="P31"><text:span text:style-name="T74">Класс </text:span><text:span text:style-name="T63">Entity </text:span><text:span text:style-name="T29">—</text:span><text:span text:style-name="T74"> интерфейс игрового объекта (сущности). Содержит виртуальный метод </text:span><text:span text:style-name="T58">interact </text:span><text:span text:style-name="T74">для взаимодействия с другими сущностями.</text:span></text:p>
      <text:p text:style-name="P31"/>
      <text:p text:style-name="P31"><text:span text:style-name="T53">Класс </text:span><text:span text:style-name="T73">Base</text:span><text:span text:style-name="T70">C</text:span><text:span text:style-name="T69">ell</text:span><text:span text:style-name="T54"> </text:span><text:span text:style-name="T29">— </text:span><text:span text:style-name="T36">абстрактный </text:span><text:span text:style-name="T74">класс</text:span> <text:span text:style-name="T74">для представления клетки, </text:span><text:span text:style-name="T75">содержит метод перемещения объекта на клетку и взаимодействия объекта с объектом на клетке</text:span><text:span text:style-name="T55">.</text:span></text:p>
      <text:p text:style-name="P35"><text:span text:style-name="T57">Н</text:span><text:span text:style-name="T56">аследники <text:s/></text:span><text:span text:style-name="T71">Base</text:span><text:span text:style-name="T70">C</text:span><text:span text:style-name="T69">ell</text:span><text:span text:style-name="T29">:</text:span></text:p>
      <text:p text:style-name="P34">Wall <text:span text:style-name="T19">—</text:span><text:span text:style-name="T35"> непроходимая клетка</text:span></text:p>
      <text:p text:style-name="P33"><text:span text:style-name="T65">Cell </text:span><text:span text:style-name="T31">—</text:span><text:span text:style-name="T36"> стандартная клетка, от которой наследуются вход и выход: </text:span><text:span text:style-name="T65">Entr</text:span><text:span text:style-name="T67">y</text:span><text:span text:style-name="T31">, </text:span><text:span text:style-name="T65">Exit</text:span></text:p>
      <text:p text:style-name="P34"/>
      <text:p text:style-name="P5"><text:span text:style-name="T74"><text:tab/>Класс </text:span><text:span text:style-name="T63">Field </text:span><text:span text:style-name="T29">—</text:span><text:span text:style-name="T30"> </text:span><text:span text:style-name="T33">класс поля, хранит в себе двумерный динамический массив </text:span><text:span text:style-name="T34">указателей на клетки </text:span><text:span text:style-name="T71">Base</text:span><text:span text:style-name="T70">C</text:span><text:span text:style-name="T72">ell</text:span><text:span text:style-name="T64"> ***</text:span><text:span text:style-name="T30">, </text:span><text:span text:style-name="T37">два целочисленных беззначных поля </text:span><text:span text:style-name="T68">unsigned int x, y</text:span><text:span text:style-name="T37">, которые определяют размер игрового поля</text:span><text:span text:style-name="T30">, </text:span><text:span text:style-name="T74">содержит конструктор копирования, перемещения и соответствующие операторы присваивания. </text:span><text:span text:style-name="T17">Для генерации поля используются методы класса <text:s/></text:span><text:span text:style-name="T66">FieldBuilder</text:span><text:span text:style-name="T32">.</text:span></text:p>
      <text:p text:style-name="P4"><text:span text:style-name="T39"><text:tab/></text:span><text:span text:style-name="T38">Для получения и вывода информации о клетках и поле используются классы <text:s/></text:span><text:span text:style-name="T63">CellView</text:span><text:span text:style-name="T29">,</text:span><text:span text:style-name="T63"> FieldView </text:span><text:span text:style-name="T29">и</text:span><text:span text:style-name="T63"> ConsoleFieldView</text:span><text:span text:style-name="T29">.</text:span></text:p>
      <text:p text:style-name="P3"><text:soft-page-break/></text:p>
      <text:p text:style-name="Text_20_body"><text:span text:style-name="T6">Разработанный программный код см. </text:span><text:span text:style-name="T5">в </text:span><text:span text:style-name="T7">директории /</text:span><text:span text:style-name="T14">oop_game</text:span><text:span text:style-name="T16">.</text:span></text:p>
      <text:p text:style-name="P7"><text:tab/><text:span text:style-name="T61">Разработанн</text:span><text:span text:style-name="T62">ую диаграмму классов UML</text:span><text:span text:style-name="T61"> см. </text:span><text:span text:style-name="T62">в</text:span><text:span text:style-name="T61"> Lab1_UML</text:span><text:span text:style-name="T62">.pdf</text:span><text:span text:style-name="T60"> .</text:span></text:p>
      <text:p text:style-name="P8"/>
      <text:h text:style-name="Heading_20_2" text:outline-level="2"><text:span text:style-name="T49">Тестирование</text:span>.</text:h>
      <text:p text:style-name="P31"><text:span text:style-name="T9">Разработанн</text:span><text:span text:style-name="T10">ые тесты</text:span><text:span text:style-name="T9"> см. </text:span><text:span text:style-name="T11">в </text:span><text:span text:style-name="T10">директории </text:span><text:span text:style-name="T12">в файле </text:span><text:span text:style-name="T15">main.cpp</text:span><text:span text:style-name="T12"> директории </text:span><text:span text:style-name="T15">/oop_game</text:span></text:p>
      <text:h text:style-name="Heading_20_2" text:outline-level="2"/>
      <text:h text:style-name="Heading_20_2" text:outline-level="2">Выводы.</text:h>
      <text:p text:style-name="P9"><text:span text:style-name="T5"><text:tab/></text:span><text:span text:style-name="T8">Был реализован набор необходимых классов, созданы конструкторы, конструкторы копирования и перемещения для безопасности работы динамического массива. </text:span></text:p>
      <text:p text:style-name="P9"/>
      <text:h text:style-name="P37" text:outline-level="1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" svg:font-family="'JetBrains Mono'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1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7H3M28S</meta:editing-duration>
    <meta:editing-cycles>91</meta:editing-cycles>
    <meta:generator>LibreOffice/6.4.6.2$Linux_X86_64 LibreOffice_project/40$Build-2</meta:generator>
    <dc:date>2021-10-21T10:46:43.821208174</dc:date>
    <meta:document-statistic meta:table-count="1" meta:image-count="0" meta:object-count="0" meta:page-count="4" meta:paragraph-count="47" meta:word-count="397" meta:character-count="3111" meta:non-whitespace-character-count="2744"/>
  </office:meta>
</office:document-meta>
</file>